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812cm" fo:min-width="4.162cm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579cm" fo:min-width="2.804cm"/>
    </style:style>
    <style:style style:name="gr3" style:family="graphic" style:parent-style-name="objectwithoutfill">
      <style:graphic-properties draw:stroke="solid" svg:stroke-color="#000000" draw:marker-end="Arrow" draw:marker-end-width="0.3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8cm" fo:min-width="3.971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cm" fo:min-width="2.25cm"/>
    </style:style>
    <style:style style:name="gr7" style:family="graphic" style:parent-style-name="standard">
      <style:graphic-properties draw:stroke="none" svg:stroke-color="#000000" draw:fill="none" draw:fill-color="#ffffff" fo:min-height="1.881cm"/>
    </style:style>
    <style:style style:name="gr8" style:family="graphic" style:parent-style-name="standard">
      <style:graphic-properties draw:stroke="none" svg:stroke-color="#000000" draw:fill="none" draw:fill-color="#ffffff" fo:min-height="1.65cm"/>
    </style:style>
    <style:style style:name="gr9" style:family="graphic" style:parent-style-name="standard">
      <style:graphic-properties draw:stroke="none" svg:stroke-color="#000000" draw:fill="none" draw:fill-color="#ffffff" fo:min-height="1.221cm"/>
    </style:style>
    <style:style style:name="gr10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016cm" fo:min-width="4.138cm"/>
    </style:style>
    <style:style style:name="gr11" style:family="graphic" style:parent-style-name="standard">
      <style:graphic-properties draw:stroke="none" svg:stroke-color="#000000" draw:fill="none" draw:fill-color="#ffffff" fo:min-height="1.12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2.82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5.1cm" svg:height="1.5cm" svg:x="3.499cm" svg:y="3.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7cm" svg:height="2.601cm" svg:x="3.798cm" svg:y="17.098cm">
          <text:p/>
          <draw:enhanced-geometry svg:viewBox="0 0 21600 21600" draw:glue-points="?f6 0 10800 ?f8 ?f11 10800 ?f9 21600 10800 ?f10 ?f5 10800" draw:text-areas="?f3 ?f3 ?f4 ?f4" draw:type="parallelogram" draw:modifiers="3505.807275047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cm" svg:height="1.5cm" svg:x="3.499cm" svg:y="22.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999cm" svg:y1="4.7cm" svg:x2="5.999cm" svg:y2="5.9cm">
          <text:p/>
        </draw:line>
        <draw:line draw:style-name="gr3" draw:text-style-name="P1" draw:layer="layout" svg:x1="6.099cm" svg:y1="7.4cm" svg:x2="6.099cm" svg:y2="8.2cm">
          <text:p/>
        </draw:line>
        <draw:line draw:style-name="gr3" draw:text-style-name="P1" draw:layer="layout" svg:x1="6.198cm" svg:y1="15.599cm" svg:x2="6.198cm" svg:y2="16.999cm">
          <text:p/>
        </draw:line>
        <draw:frame draw:style-name="gr4" draw:text-style-name="P3" draw:layer="layout" svg:width="3.6cm" svg:height="1.191cm" svg:x="4.299cm" svg:y="3.5cm">
          <draw:text-box>
            <text:p text:style-name="P2">开始</text:p>
          </draw:text-box>
        </draw:frame>
        <draw:frame draw:style-name="gr4" draw:text-style-name="P3" xml:id="id2" draw:id="id2" draw:layer="layout" svg:width="3.6cm" svg:height="2.131cm" svg:x="4.498cm" svg:y="17.268cm">
          <draw:text-box>
            <text:p text:style-name="P2">输出year不是闰年</text:p>
          </draw:text-box>
        </draw:frame>
        <draw:frame draw:style-name="gr4" draw:text-style-name="P3" draw:layer="layout" svg:width="3.6cm" svg:height="1.191cm" svg:x="4.299cm" svg:y="22.3cm">
          <draw:text-box>
            <text:p text:style-name="P2">结束</text:p>
          </draw:text-box>
        </draw:frame>
        <draw:custom-shape draw:style-name="gr5" draw:text-style-name="P4" draw:layer="layout" svg:width="7.1cm" svg:height="1.6cm" svg:x="2.798cm" svg:y="5.899cm">
          <text:p text:style-name="P2">输入年份--&gt;yea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5cm" svg:height="3.1cm" svg:x="3.398cm" svg:y="8.1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4cm" svg:height="2.131cm" svg:x="4.498cm" svg:y="8.599cm">
          <draw:text-box>
            <text:p>year 能被400整除？</text:p>
          </draw:text-box>
        </draw:frame>
        <draw:frame draw:style-name="gr8" draw:text-style-name="P5" draw:layer="layout" svg:width="3.9cm" svg:height="1.9cm" svg:x="8.298cm" svg:y="12.799cm">
          <draw:text-box>
            <text:p>真（true）</text:p>
          </draw:text-box>
        </draw:frame>
        <draw:frame draw:style-name="gr9" draw:text-style-name="P5" draw:layer="layout" svg:width="4.3cm" svg:height="1.471cm" svg:x="13.798cm" svg:y="11.299cm">
          <draw:text-box>
            <text:p>假（false）</text:p>
          </draw:text-box>
        </draw:frame>
        <draw:custom-shape draw:style-name="gr10" draw:text-style-name="P1" xml:id="id3" draw:id="id3" draw:layer="layout" svg:width="6.6cm" svg:height="1.8cm" svg:x="10.998cm" svg:y="8.799cm">
          <text:p/>
          <draw:enhanced-geometry svg:viewBox="0 0 21600 21600" draw:glue-points="?f6 0 10800 ?f8 ?f11 10800 ?f9 21600 10800 ?f10 ?f5 10800" draw:text-areas="?f3 ?f3 ?f4 ?f4" draw:type="parallelogram" draw:modifiers="3505.807275047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3" draw:layer="layout" svg:width="5.7cm" svg:height="2.131cm" svg:x="11.598cm" svg:y="9.108cm">
          <draw:text-box>
            <text:p text:style-name="P2">输出 year是闰年</text:p>
          </draw:text-box>
        </draw:frame>
        <draw:frame draw:style-name="gr11" draw:text-style-name="P5" draw:layer="layout" svg:width="3.9cm" svg:height="1.371cm" svg:x="8.198cm" svg:y="7.899cm">
          <draw:text-box>
            <text:p>真（true）</text:p>
          </draw:text-box>
        </draw:frame>
        <draw:line draw:style-name="gr12" draw:text-style-name="P6" draw:layer="layout" svg:x1="8.998cm" svg:y1="9.699cm" svg:x2="11.398cm" svg:y2="9.699cm">
          <text:p/>
        </draw:line>
        <draw:frame draw:style-name="gr9" draw:text-style-name="P5" draw:layer="layout" svg:width="4.3cm" svg:height="1.471cm" svg:x="6.898cm" svg:y="10.999cm">
          <draw:text-box>
            <text:p>假（false）</text:p>
          </draw:text-box>
        </draw:frame>
        <draw:custom-shape draw:style-name="gr6" draw:text-style-name="P1" draw:layer="layout" svg:width="5.5cm" svg:height="3.1cm" svg:x="3.398cm" svg:y="12.4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3.4cm" svg:height="2.131cm" svg:x="4.498cm" svg:y="12.93cm">
          <draw:text-box>
            <text:p>year 能被4整除？</text:p>
          </draw:text-box>
        </draw:frame>
        <draw:line draw:style-name="gr12" draw:text-style-name="P6" draw:layer="layout" svg:x1="6.198cm" svg:y1="11.199cm" svg:x2="6.198cm" svg:y2="12.599cm">
          <text:p/>
        </draw:line>
        <draw:frame draw:style-name="gr9" draw:text-style-name="P5" draw:layer="layout" svg:width="4.3cm" svg:height="1.471cm" svg:x="6.698cm" svg:y="15.128cm">
          <draw:text-box>
            <text:p>假（false）</text:p>
          </draw:text-box>
        </draw:frame>
        <draw:custom-shape draw:style-name="gr6" draw:text-style-name="P1" xml:id="id1" draw:id="id1" draw:layer="layout" svg:width="5.5cm" svg:height="3.1cm" svg:x="10.998cm" svg:y="12.5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5" draw:layer="layout" svg:width="4.2cm" svg:height="3.071cm" svg:x="12.098cm" svg:y="13.03cm">
          <draw:text-box>
            <text:p>year 能被100整除？</text:p>
          </draw:text-box>
        </draw:frame>
        <draw:line draw:style-name="gr12" draw:text-style-name="P6" draw:layer="layout" svg:x1="8.998cm" svg:y1="14.099cm" svg:x2="11.098cm" svg:y2="14.199cm">
          <text:p/>
        </draw:line>
        <draw:line draw:style-name="gr12" draw:text-style-name="P6" draw:layer="layout" svg:x1="13.798cm" svg:y1="12.599cm" svg:x2="13.798cm" svg:y2="10.599cm">
          <text:p/>
        </draw:line>
        <draw:connector draw:style-name="gr12" draw:text-style-name="P6" draw:layer="layout" svg:x1="13.748cm" svg:y1="15.699cm" svg:x2="8.098cm" svg:y2="18.333cm" draw:start-shape="id1" draw:start-glue-point="6" draw:end-shape="id2" draw:end-glue-point="1" svg:d="M13748 15699v2634h-5650" svg:viewBox="0 0 5651 2635">
          <text:p/>
        </draw:connector>
        <draw:line draw:style-name="gr12" draw:text-style-name="P6" xml:id="id4" draw:id="id4" draw:layer="layout" svg:x1="6.098cm" svg:y1="19.699cm" svg:x2="6.198cm" svg:y2="22.199cm">
          <text:p/>
        </draw:line>
        <draw:connector draw:style-name="gr12" draw:text-style-name="P6" draw:layer="layout" svg:x1="17.063cm" svg:y1="9.699cm" svg:x2="6.198cm" svg:y2="20.949cm" draw:start-shape="id3" draw:start-glue-point="6" draw:end-shape="id4" draw:end-glue-point="1" svg:d="M17063 9699h1037v11250h-11902" svg:viewBox="0 0 11903 11251">
          <text:p/>
        </draw:connector>
        <draw:frame draw:style-name="gr8" draw:text-style-name="P5" draw:layer="layout" svg:width="3.9cm" svg:height="1.9cm" svg:x="13.798cm" svg:y="15.699cm">
          <draw:text-box>
            <text:p>真（true）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 dachuan</meta:initial-creator>
    <meta:creation-date>2017-02-16T17:21:51.207950296</meta:creation-date>
    <dc:date>2017-02-16T17:33:10.470696712</dc:date>
    <dc:creator>lin dachuan</dc:creator>
    <meta:editing-duration>PT1M36S</meta:editing-duration>
    <meta:editing-cycles>1</meta:editing-cycles>
    <meta:document-statistic meta:object-count="31"/>
    <meta:generator>LibreOffice/5.1.4.2$Linux_X86_64 LibreOffice_project/10m0$Build-2</meta:generator>
  </office:meta>
</office:document-meta>
</file>